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10000005B6F4BE5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główek">
      <style:paragraph-properties fo:text-align="center" style:justify-single-word="fals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text-properties style:font-name="Cambria" style:font-name-complex="Cambria"/>
    </style:style>
    <style:style style:name="P4" style:family="paragraph" style:parent-style-name="Standard">
      <style:paragraph-properties style:text-autospace="none"/>
      <style:text-properties style:font-name="Cambria" style:font-name-complex="Cambria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Cambria" style:font-name-complex="Cambria"/>
    </style:style>
    <style:style style:name="P6" style:family="paragraph" style:parent-style-name="Standard">
      <style:paragraph-properties fo:line-height="150%" style:text-autospace="none"/>
      <style:text-properties style:font-name="Cambria" style:font-name-complex="Cambria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Cambria" fo:font-weight="bold" style:font-weight-asian="bold" style:font-name-complex="Cambria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Cambria" fo:font-weight="bold" style:font-weight-asian="bold" style:font-name-complex="Cambria" style:font-weight-complex="bold"/>
    </style:style>
    <style:style style:name="P9" style:family="paragraph" style:parent-style-name="Standard">
      <style:paragraph-properties fo:margin-left="0cm" fo:margin-right="0cm" fo:text-indent="8.251cm" style:auto-text-indent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style:font-name-complex="Arial" style:font-weight-complex="bold"/>
    </style:style>
    <style:style style:name="P10" style:family="paragraph" style:parent-style-name="Standard">
      <style:paragraph-properties fo:margin-left="7.752cm" fo:margin-right="0cm" fo:text-align="center" style:justify-single-word="false" fo:text-indent="0cm" style:auto-text-indent="false">
        <style:tab-stops/>
      </style:paragraph-properties>
      <style:text-properties style:font-name="Cambria" fo:font-style="italic" style:font-style-asian="italic" style:font-name-complex="Arial"/>
    </style:style>
    <style:style style:name="P11" style:family="paragraph" style:parent-style-name="Standard" style:master-page-name="MP0">
      <style:paragraph-properties fo:text-align="end" style:justify-single-word="false" style:page-number="auto" fo:break-before="page" style:text-autospace="none"/>
    </style:style>
    <style:style style:name="T1" style:family="text">
      <style:text-properties style:language-asian="pl" style:country-asian="PL" style:language-complex="ar" style:country-complex="SA"/>
    </style:style>
    <style:style style:name="T2" style:family="text">
      <style:text-properties style:font-name="Cambria" style:font-name-complex="Cambri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4"/>
      <text:p text:style-name="P4">..................................</text:p>
      <text:p text:style-name="P4">(nazwa i adres Wykonawcy)</text:p>
      <text:p text:style-name="P4"/>
      <text:p text:style-name="P4"/>
      <text:p text:style-name="P4"/>
      <text:p text:style-name="P7">OŚWIADCZENIE</text:p>
      <text:p text:style-name="P8">na temat wielkości średniego rocznego zatrudnienia</text:p>
      <text:p text:style-name="P5"/>
      <text:p text:style-name="P4"/>
      <text:p text:style-name="P4">My, niżej podpisani działając w imieniu i na rzecz Wykonawcy</text:p>
      <text:p text:style-name="P2"><text:span text:style-name="Domyślna_20_czcionka_20_akapitu"><text:span text:style-name="T2">....................................................................................................</text:span></text:span></text:p>
      <text:p text:style-name="P4">....................................................................................................</text:p>
      <text:p text:style-name="P2"><text:span text:style-name="Domyślna_20_czcionka_20_akapitu"><text:span text:style-name="T2">składając ofertę w postępowaniu na …........</text:span></text:span><text:span text:style-name="Domyślna_20_czcionka_20_akapitu"><text:span text:style-name="T2">.......................</text:span></text:span></text:p>
      <text:p text:style-name="P4"/>
      <text:p text:style-name="P6">oświadczamy, że:</text:p>
      <text:p text:style-name="P6">średnie roczne zatrudnienie <text:s/>w okresie ostatnich trzech lat wynosiło:</text:p>
      <text:p text:style-name="P6">2013 <text:s/>- ................... osób</text:p>
      <text:p text:style-name="P6">2014 <text:s/>- ................... osób</text:p>
      <text:p text:style-name="P6">2015 <text:s/>- ................... osób</text:p>
      <text:p text:style-name="P4"/>
      <text:p text:style-name="P4"/>
      <text:p text:style-name="P4"/>
      <text:p text:style-name="P4"/>
      <text:p text:style-name="P9">................................................................................................</text:p>
      <text:p text:style-name="P10">(data i podpis osoby uprawnionej do składania oświadczeń woli <text:line-break/>w imieniu Wykonawcy)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Nagłówek" style:family="paragraph" style:parent-style-name="Normalny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topka" style:family="paragraph" style:parent-style-name="Normalny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agłówek_20_Znak" style:display-name="Nagłówek Znak" style:family="text" style:parent-style-name="Domyślna_20_czcionka_20_akapitu">
      <style:text-properties style:font-size-complex="10.5pt"/>
    </style:style>
    <style:style style:name="Stopka_20_Znak" style:display-name="Stopka Znak" style:family="text" style:parent-style-name="Domyślna_20_czcionka_20_akapitu">
      <style:text-properties style:font-size-complex="10.5pt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główek">
      <style:paragraph-properties fo:text-align="center" style:justify-single-word="false"/>
    </style:style>
    <style:style style:name="MT1" style:family="text">
      <style:text-properties style:language-asian="pl" style:country-asian="PL" style:language-complex="ar" style:country-complex="SA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omyślna_20_czcionka_20_akapitu"><text:span text:style-name="MT1"><draw:frame draw:style-name="Mfr1" draw:name="Obraz 1" text:anchor-type="as-char" svg:y="0cm" svg:width="16.004cm" style:rel-width="scale" svg:height="1.542cm" style:rel-height="scale" draw:z-index="0"><draw:image xlink:href="Pictures/10000201000003B10000005B6F4BE50D.png" xlink:type="simple" xlink:show="embed" xlink:actuate="onLoad"/></draw:frame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Załącznik nr …</dc:title>
    <meta:initial-creator>magda</meta:initial-creator>
    <dc:creator>Wojtek</dc:creator>
    <meta:creation-date>2016-08-29T13:54:00Z</meta:creation-date>
    <dc:date>2016-08-31T09:14:00Z</dc:date>
    <meta:editing-cycles>1</meta:editing-cycles>
    <meta:editing-duration>PT420S</meta:editing-duration>
    <meta:document-statistic meta:table-count="0" meta:image-count="1" meta:object-count="0" meta:page-count="1" meta:paragraph-count="16" meta:word-count="66" meta:character-count="809"/>
    <meta:template xlink:type="simple" xlink:actuate="onRequest" xlink:title="" xlink:href="../../AppData/Local/Temp/Oświadczenie%20na%20temat%20wielkości%20średniego%20rocznego%20zatrudnienia-2.odt/Normal"/>
  </office:meta>
</office:document-meta>
</file>